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ff3333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svg:stroke-color="#6666ff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ff3333" draw:textarea-horizontal-align="center" draw:textarea-vertical-align="middle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standard">
      <style:graphic-properties svg:stroke-width="0.102cm" svg:stroke-color="#6666ff" draw:marker-start-width="0.609cm" draw:marker-end-width="0.609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" style:family="graphic" style:parent-style-name="standard">
      <style:graphic-properties draw:fill-color="#6666ff" draw:textarea-horizontal-align="center" draw:textarea-vertical-align="middle"/>
    </style:style>
    <style:style style:name="gr7" style:family="graphic" style:parent-style-name="standard">
      <style:graphic-properties svg:stroke-color="#ffffff" draw:fill-color="#ffffff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9.889cm" svg:y1="12.882cm" svg:x2="18.131cm" svg:y2="12.969cm">
          <text:p/>
        </draw:line>
        <draw:line draw:style-name="gr1" draw:text-style-name="P1" draw:layer="layout" svg:x1="18.389cm" svg:y1="12.969cm" svg:x2="26.631cm" svg:y2="13.056cm">
          <text:p/>
        </draw:line>
        <draw:line draw:style-name="gr2" draw:text-style-name="P1" draw:layer="layout" svg:x1="1.382cm" svg:y1="5.095cm" svg:x2="1.384cm" svg:y2="12.695cm">
          <text:p/>
        </draw:line>
        <draw:line draw:style-name="gr1" draw:text-style-name="P1" draw:layer="layout" svg:x1="1.432cm" svg:y1="12.781cm" svg:x2="9.674cm" svg:y2="12.868cm">
          <text:p/>
        </draw:line>
        <draw:ellipse draw:style-name="gr3" draw:text-style-name="P1" draw:layer="layout" svg:width="0.788cm" svg:height="0.813cm" svg:x="0.995cm" svg:y="4.705cm">
          <text:p/>
        </draw:ellipse>
        <draw:frame draw:name="dedxg" draw:style-name="gr4" draw:layer="layout" svg:width="1.419cm" svg:height="1.597cm" svg:x="0.901cm" svg:y="2.65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name="dedxg" draw:style-name="gr4" draw:layer="layout" svg:width="1.333cm" svg:height="1.601cm" svg:x="13.513cm" svg:y="16.5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5" draw:text-style-name="P1" draw:layer="layout" svg:width="1.13cm" svg:height="25.127cm" draw:transform="rotate (-1.57079632679579) translate (26.656cm 14.90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name="dedxg" draw:style-name="gr4" draw:layer="layout" svg:width="1.174cm" svg:height="1.784cm" svg:x="1.713cm" svg:y="12.9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name="dedxg" draw:style-name="gr4" draw:layer="layout" svg:width="1.198cm" svg:height="1.784cm" svg:x="10.213cm" svg:y="13.02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name="dedxg" draw:style-name="gr4" draw:layer="layout" svg:width="1.174cm" svg:height="1.784cm" svg:x="18.613cm" svg:y="13.144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name="dedxg" draw:style-name="gr4" draw:layer="layout" svg:width="1.431cm" svg:height="1.784cm" svg:x="25.013cm" svg:y="13.14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1" draw:text-style-name="P1" draw:layer="layout" svg:x1="1.432cm" svg:y1="12.582cm" svg:x2="9.674cm" svg:y2="12.669cm">
          <text:p/>
        </draw:line>
        <draw:line draw:style-name="gr1" draw:text-style-name="P1" draw:layer="layout" svg:x1="10.089cm" svg:y1="12.683cm" svg:x2="18.331cm" svg:y2="12.77cm">
          <text:p/>
        </draw:line>
        <draw:line draw:style-name="gr1" draw:text-style-name="P1" draw:layer="layout" svg:x1="18.389cm" svg:y1="12.77cm" svg:x2="26.631cm" svg:y2="12.857cm">
          <text:p/>
        </draw:line>
        <draw:ellipse draw:style-name="gr6" draw:text-style-name="P1" draw:layer="layout" svg:width="0.788cm" svg:height="0.813cm" svg:x="0.995cm" svg:y="12.306cm">
          <text:p/>
        </draw:ellipse>
        <draw:ellipse draw:style-name="gr6" draw:text-style-name="P1" draw:layer="layout" svg:width="0.788cm" svg:height="0.813cm" svg:x="9.393cm" svg:y="12.393cm">
          <text:p/>
        </draw:ellipse>
        <draw:ellipse draw:style-name="gr6" draw:text-style-name="P1" draw:layer="layout" svg:width="0.788cm" svg:height="0.813cm" svg:x="17.893cm" svg:y="12.422cm">
          <text:p/>
        </draw:ellipse>
        <draw:rect draw:style-name="gr7" draw:text-style-name="P1" draw:layer="layout" svg:width="1.348cm" svg:height="1.217cm" svg:x="25.782cm" svg:y="18.913cm">
          <text:p/>
        </draw:rect>
        <draw:frame draw:name="dedxg" draw:style-name="gr4" draw:layer="layout" svg:width="1.192cm" svg:height="1.783cm" svg:x="1.716cm" svg:y="4.89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line draw:style-name="gr2" draw:text-style-name="P1" draw:layer="layout" svg:x1="26.483cm" svg:y1="5.196cm" svg:x2="26.485cm" svg:y2="12.796cm">
          <text:p/>
        </draw:line>
        <draw:ellipse draw:style-name="gr3" draw:text-style-name="P1" draw:layer="layout" svg:width="0.788cm" svg:height="0.813cm" svg:x="26.096cm" svg:y="4.806cm">
          <text:p/>
        </draw:ellipse>
        <draw:frame draw:name="dedxg" draw:style-name="gr4" draw:layer="layout" svg:width="1.408cm" svg:height="1.599cm" svg:x="25.612cm" svg:y="2.77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ellipse draw:style-name="gr6" draw:text-style-name="P1" draw:layer="layout" svg:width="0.788cm" svg:height="0.813cm" svg:x="26.096cm" svg:y="12.407cm">
          <text:p/>
        </draw:ellipse>
        <draw:frame draw:name="dedxg" draw:style-name="gr4" draw:layer="layout" svg:width="1.192cm" svg:height="1.784cm" svg:x="24.914cm" svg:y="5.44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79cm" svg:height="5.987cm" svg:x="1cm" svg:y="3.193cm"/>
      <draw:page-thumbnail draw:layer="backgroundobjects" svg:width="7.979cm" svg:height="5.987cm" svg:x="1cm" svg:y="12.409cm"/>
      <draw:page-thumbnail draw:layer="backgroundobjects" svg:width="7.979cm" svg:height="5.987cm" svg:x="9.98cm" svg:y="3.193cm"/>
      <draw:page-thumbnail draw:layer="backgroundobjects" svg:width="7.979cm" svg:height="5.987cm" svg:x="9.98cm" svg:y="12.409cm"/>
      <draw:page-thumbnail draw:layer="backgroundobjects" svg:width="7.979cm" svg:height="5.987cm" svg:x="18.96cm" svg:y="3.193cm"/>
      <draw:page-thumbnail draw:layer="backgroundobjects" svg:width="7.979cm" svg:height="5.987cm" svg:x="18.96cm" svg:y="12.40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fedora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prs-fedora-outline1" draw:layer="backgroundobjects" svg:width="23.902cm" svg:height="13.23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meta:creation-date>2008-05-07T20:40:08</meta:creation-date>
    <dc:date>2018-11-06T10:33:37</dc:date>
    <meta:printed-by>Robert Singleton</meta:printed-by>
    <meta:print-date>2008-05-20T17:08:50</meta:print-date>
    <meta:editing-cycles>424</meta:editing-cycles>
    <meta:editing-duration>P2DT6H16M28S</meta:editing-duration>
    <dc:creator>Robert Singleton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sub>
                    <mi>Q</mi>
                    <mi>r</mi>
                  </msub>
                </mrow>
              </mrow>
            </mstyle>
          </mrow>
        </mstyle>
      </mrow>
    </mrow>
    <annotation encoding="StarMath 5.0">{size 35 color red {
Q_r
}}
</annotation>
  </semantics>
</math>
</file>

<file path=Object 2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>
                    <mi>Q</mi>
                    <mi>t</mi>
                  </msub>
                </mrow>
              </mrow>
            </mstyle>
          </mrow>
        </mstyle>
      </mrow>
    </mrow>
    <annotation encoding="StarMath 5.0">{size 35 color blue {
Q_t
}}
</annotation>
  </semantics>
</math>
</file>

<file path=Object 3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sup>
                    <mi>q</mi>
                    <mn>1</mn>
                    <mi>t</mi>
                  </msubsup>
                </mrow>
              </mrow>
            </mstyle>
          </mrow>
        </mstyle>
      </mrow>
    </mrow>
    <annotation encoding="StarMath 5.0">{size 35 color blue {
q_1^t
}}
</annotation>
  </semantics>
</math>
</file>

<file path=Object 4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sup>
                    <mi>q</mi>
                    <mn>2</mn>
                    <mi>t</mi>
                  </msubsup>
                </mrow>
              </mrow>
            </mstyle>
          </mrow>
        </mstyle>
      </mrow>
    </mrow>
    <annotation encoding="StarMath 5.0">{size 35 color blue {
q_2^t
}}
</annotation>
  </semantics>
</math>
</file>

<file path=Object 5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sup>
                    <mi>q</mi>
                    <mn>3</mn>
                    <mi>t</mi>
                  </msubsup>
                </mrow>
              </mrow>
            </mstyle>
          </mrow>
        </mstyle>
      </mrow>
    </mrow>
    <annotation encoding="StarMath 5.0">{size 35 color blue {
q_3^t
}}
</annotation>
  </semantics>
</math>
</file>

<file path=Object 6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sup>
                    <mi>q</mi>
                    <mi>N</mi>
                    <mi>t</mi>
                  </msubsup>
                </mrow>
              </mrow>
            </mstyle>
          </mrow>
        </mstyle>
      </mrow>
    </mrow>
    <annotation encoding="StarMath 5.0">{size 35 color blue {
q_N^t
}}
</annotation>
  </semantics>
</math>
</file>

<file path=Object 7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subsup>
                    <mi>q</mi>
                    <mn>0</mn>
                    <mi>r</mi>
                  </msubsup>
                </mrow>
              </mrow>
            </mstyle>
          </mrow>
        </mstyle>
      </mrow>
    </mrow>
    <annotation encoding="StarMath 5.0">{size 35 color red {
q_0^r
}}
</annotation>
  </semantics>
</math>
</file>

<file path=Object 8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sub>
                    <mi>Q</mi>
                    <mi>s</mi>
                  </msub>
                </mrow>
              </mrow>
            </mstyle>
          </mrow>
        </mstyle>
      </mrow>
    </mrow>
    <annotation encoding="StarMath 5.0">{size 35 color red {
Q_s
}}
</annotation>
  </semantics>
</math>
</file>

<file path=Object 9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subsup>
                    <mi>q</mi>
                    <mn>0</mn>
                    <mi>s</mi>
                  </msubsup>
                </mrow>
              </mrow>
            </mstyle>
          </mrow>
        </mstyle>
      </mrow>
    </mrow>
    <annotation encoding="StarMath 5.0">{size 35 color red {
q_0^s
}}
</annotation>
  </semantics>
</math>
</file>